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T1" style:family="text">
      <style:text-properties officeooo:rsid="00100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6-30T22:56:24.583718296</dc:date>
    <meta:editing-duration>PT10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6" meta:character-count="829" meta:non-whitespace-character-count="662"/>
  </office:meta>
</office:document-meta>
</file>